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4e1" officeooo:paragraph-rsid="0002f4e1"/>
    </style:style>
    <style:style style:name="P2" style:family="paragraph" style:parent-style-name="Standard">
      <style:paragraph-properties fo:text-align="center" style:justify-single-word="false"/>
      <style:text-properties officeooo:rsid="0002f4e1" officeooo:paragraph-rsid="0002f4e1"/>
    </style:style>
    <style:style style:name="P3" style:family="paragraph" style:parent-style-name="Standard">
      <style:text-properties officeooo:paragraph-rsid="0002f4e1"/>
    </style:style>
    <style:style style:name="P4" style:family="paragraph" style:parent-style-name="Standard">
      <style:text-properties fo:font-weight="bold" officeooo:rsid="0002f4e1" officeooo:paragraph-rsid="0002f4e1" style:font-weight-asian="bold" style:font-weight-complex="bold"/>
    </style:style>
    <style:style style:name="P5" style:family="paragraph" style:parent-style-name="Standard" style:list-style-name="L1">
      <style:text-properties officeooo:rsid="0002f4e1" officeooo:paragraph-rsid="0002f4e1"/>
    </style:style>
    <style:style style:name="P6" style:family="paragraph" style:parent-style-name="Standard" style:list-style-name="L3">
      <style:text-properties officeooo:rsid="0002f4e1" officeooo:paragraph-rsid="0002f4e1"/>
    </style:style>
    <style:style style:name="P7" style:family="paragraph" style:parent-style-name="Standard" style:list-style-name="L1">
      <style:text-properties officeooo:rsid="0004e4f4" officeooo:paragraph-rsid="0004e4f4"/>
    </style:style>
    <style:style style:name="P8" style:family="paragraph" style:parent-style-name="Standard" style:list-style-name="L3">
      <style:text-properties officeooo:rsid="0004e4f4" officeooo:paragraph-rsid="000526be"/>
    </style:style>
    <style:style style:name="P9" style:family="paragraph" style:parent-style-name="Standard" style:list-style-name="L4">
      <style:text-properties officeooo:paragraph-rsid="0002f4e1"/>
    </style:style>
    <style:style style:name="P10" style:family="paragraph" style:parent-style-name="Standard">
      <style:text-properties fo:font-weight="bold" officeooo:rsid="0008e9f8" officeooo:paragraph-rsid="0008e9f8" style:font-weight-asian="bold" style:font-weight-complex="bold"/>
    </style:style>
    <style:style style:name="P11" style:family="paragraph" style:parent-style-name="Standard" style:list-style-name="L6">
      <style:text-properties fo:font-weight="bold" officeooo:rsid="0008e9f8" officeooo:paragraph-rsid="0008e9f8" style:font-weight-asian="bold" style:font-weight-complex="bold"/>
    </style:style>
    <style:style style:name="P12" style:family="paragraph" style:parent-style-name="Standard">
      <style:text-properties fo:font-weight="bold" officeooo:rsid="0004e4f4" officeooo:paragraph-rsid="000526be" style:font-weight-asian="bold" style:font-weight-complex="bold"/>
    </style:style>
    <style:style style:name="P13" style:family="paragraph" style:parent-style-name="Standard">
      <style:text-properties officeooo:paragraph-rsid="0008e9f8"/>
    </style:style>
    <style:style style:name="P14" style:family="paragraph" style:parent-style-name="Standard" style:list-style-name="L7">
      <style:text-properties officeooo:paragraph-rsid="0008e9f8"/>
    </style:style>
    <style:style style:name="P15" style:family="paragraph" style:parent-style-name="Standard">
      <style:text-properties fo:font-weight="normal" officeooo:rsid="0008e9f8" officeooo:paragraph-rsid="0008e9f8" style:font-weight-asian="normal" style:font-weight-complex="normal"/>
    </style:style>
    <style:style style:name="T1" style:family="text">
      <style:text-properties officeooo:rsid="0003a3e8"/>
    </style:style>
    <style:style style:name="T2" style:family="text">
      <style:text-properties officeooo:rsid="000526be"/>
    </style:style>
    <style:style style:name="T3" style:family="text">
      <style:text-properties officeooo:rsid="0005782c"/>
    </style:style>
    <style:style style:name="T4" style:family="text">
      <style:text-properties officeooo:rsid="0002f4e1"/>
    </style:style>
    <style:style style:name="T5" style:family="text">
      <style:text-properties fo:font-weight="bold" officeooo:rsid="0008e9f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айт «Аренда Машин»</text:p>
      <text:p text:style-name="P4">Цель: </text:p>
      <text:p text:style-name="P1">Приложение позволяет упростить процесс взятия машины в аренду для потенциального клиента, для менеджера структурир<text:span text:style-name="T2">ет</text:span> заявку, <text:span text:style-name="T3">сокращая время на обработку клиента и работу с «возражениями».</text:span></text:p>
      <text:p text:style-name="P3"/>
      <text:p text:style-name="P4">Система авторизации</text:p>
      <text:p text:style-name="P1">Группы пользователей:</text:p>
      <text:list xml:id="list194632227" text:style-name="L1">
        <text:list-item>
          <text:p text:style-name="P5">менеджер</text:p>
        </text:list-item>
        <text:list-item>
          <text:p text:style-name="P5">клиент</text:p>
        </text:list-item>
        <text:list-item>
          <text:p text:style-name="P7">неавторизованный пользователь</text:p>
        </text:list-item>
      </text:list>
      <text:p text:style-name="P1"/>
      <text:p text:style-name="P4">Разрешения:</text:p>
      <text:list xml:id="list1422187689" text:style-name="L4">
        <text:list-item>
          <text:p text:style-name="P9"><text:span text:style-name="T4">Менеджер — </text:span><text:span text:style-name="T1">Работа с БД. Р</text:span><text:span text:style-name="T4">едактирование с возможностью удаления/добавления записей. </text:span><text:span text:style-name="T2">Обработка заказов. </text:span><text:span text:style-name="T3">Менеджер имеет статус «суперюзера» для решения внештатных ситуаций (быстрое реагирование на возникшую проблему по части технической составляющей сайта)</text:span></text:p>
        </text:list-item>
      </text:list>
      <text:list xml:id="list616640138" text:style-name="L3">
        <text:list-item>
          <text:p text:style-name="P6">Клиент — просмотр <text:span text:style-name="T1">стра</text:span><text:span text:style-name="T3">ниц сайта, заказ машину посредством отправки формы с указанием данных клиента, модели машины и тд. Так же клиент может воспользоваться обратной связью, чтобы отправить отзыв/претензию напрямую менеджеру.</text:span></text:p>
        </text:list-item>
        <text:list-item>
          <text:p text:style-name="P8"><text:span text:style-name="T2">Н</text:span>еавторизованный пользователь — <text:span text:style-name="T2">просмотр страницы,</text:span></text:p>
        </text:list-item>
      </text:list>
      <text:p text:style-name="P13"><text:span text:style-name="T5"/></text:p>
      <text:p text:style-name="P13"><text:span text:style-name="T5">База данных:</text:span></text:p>
      <text:list xml:id="list298336058" text:style-name="L7">
        <text:list-item>
          <text:p text:style-name="P14"><text:span text:style-name="T5">PostgreSQL</text:span></text:p>
        </text:list-item>
      </text:list>
      <text:p text:style-name="P10"/>
      <text:p text:style-name="P10">Models :</text:p>
      <text:list xml:id="list1376673591" text:style-name="L6">
        <text:list-item>
          <text:p text:style-name="P11">CarsTable</text:p>
        </text:list-item>
      </text:list>
      <text:p text:style-name="P15">Хранит в себе данные о машинах, которые предлагает компания.</text:p>
      <text:list xml:id="list183638630515088" text:continue-numbering="true" text:style-name="L6">
        <text:list-item>
          <text:p text:style-name="P11">Category</text:p>
        </text:list-item>
      </text:list>
      <text:p text:style-name="P15">Категория машин (Бизнес класс, Эконом и тд)</text:p>
      <text:list xml:id="list183639803392728" text:continue-numbering="true" text:style-name="L6">
        <text:list-item>
          <text:p text:style-name="P11">OrderTable</text:p>
        </text:list-item>
      </text:list>
      <text:p text:style-name="P15">Используется для обработки заказов. Хранит в себе данные о заказе</text:p>
      <text:list xml:id="list183640172265665" text:continue-numbering="true" text:style-name="L6">
        <text:list-item>
          <text:p text:style-name="P11">Feedback </text:p>
        </text:list-item>
      </text:list>
      <text:p text:style-name="P15">Хранит в себе комментарии пользователей (обратная форма связи)</text:p>
      <text:p text:style-name="P12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5:48:37.779127875</meta:creation-date>
    <dc:date>2022-04-26T18:36:38.111357592</dc:date>
    <meta:editing-duration>PT20M2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53" meta:character-count="1142" meta:non-whitespace-character-count="1017"/>
  </office:meta>
</office:document-meta>
</file>